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4E4026C633FE9336CD2.png" manifest:media-type="image/png"/>
  <manifest:file-entry manifest:full-path="Pictures/1000020100000302000004F0C6A32E608111CE8A.png" manifest:media-type="image/png"/>
  <manifest:file-entry manifest:full-path="Pictures/10000201000002DA0000055C23FA365712DA44AC.png" manifest:media-type="image/png"/>
  <manifest:file-entry manifest:full-path="Pictures/10000201000002CE00000546899FC83A268AB805.png" manifest:media-type="image/png"/>
  <manifest:file-entry manifest:full-path="Pictures/10000201000002E6000004E8CE045098F5E5F6E7.png" manifest:media-type="image/png"/>
  <manifest:file-entry manifest:full-path="Pictures/1000020100000366000006206BA60A5BE1A814AF.png" manifest:media-type="image/png"/>
  <manifest:file-entry manifest:full-path="Pictures/10000201000003A60000064A34E87A4D1ED0FD26.png" manifest:media-type="image/png"/>
  <manifest:file-entry manifest:full-path="Pictures/10000201000003B000000644F3BCFC25EA3E65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759cm" fo:min-width="5.8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style:mirror="non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min-height="5.655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draw:fit-to-size="shrink-to-fit" style:shrink-to-fit="true" fo:min-height="19.642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min-height="5.655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ytuł 1" presentation:style-name="pr1" draw:text-style-name="P1" draw:layer="layout" svg:width="16.193cm" svg:height="11.791cm" svg:x="1.429cm" svg:y="5.543cm" presentation:class="title" presentation:placeholder="true">
          <draw:text-box/>
        </draw:frame>
        <draw:frame draw:name="Podtytuł 2" presentation:style-name="pr2" draw:text-style-name="P2" draw:layer="layout" svg:width="14.287cm" svg:height="8.177cm" svg:x="2.381cm" svg:y="17.788cm" presentation:class="subtitle" presentation:placeholder="true">
          <draw:text-box/>
        </draw:frame>
        <draw:frame draw:name="Obraz 4" draw:style-name="gr1" draw:text-style-name="P3" draw:layer="layout" svg:width="13.226cm" svg:height="22.556cm" svg:x="3.056cm" svg:y="5.169cm">
          <draw:image xlink:href="Pictures/10000201000003B000000644F3BCFC25EA3E6577.png" xlink:type="simple" xlink:show="embed" xlink:actuate="onLoad" loext:mime-type="image/png">
            <text:p/>
          </draw:image>
        </draw:frame>
        <draw:custom-shape draw:style-name="gr2" draw:text-style-name="P4" draw:layer="layout" svg:width="6.35cm" svg:height="3.009cm" svg:x="6.858cm" svg:y="27.725cm">
          <office:event-listeners>
            <presentation:event-listener script:event-name="dom:click" presentation:action="show" xlink:href="#Slide2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ytuł 1" presentation:style-name="pr4" draw:text-style-name="P1" draw:layer="layout" svg:width="16.431cm" svg:height="6.546cm" svg:x="1.31cm" svg:y="1.803cm" presentation:class="title" presentation:placeholder="true">
          <draw:text-box/>
        </draw:frame>
        <draw:frame draw:name="Obraz 4" draw:style-name="gr4" draw:text-style-name="P3" draw:layer="layout" svg:width="12.466cm" svg:height="21.489cm" svg:x="3.292cm" svg:y="9.013cm" presentation:class="graphic">
          <draw:image xlink:href="Pictures/10000201000003A60000064A34E87A4D1ED0FD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6.263cm" svg:height="11.136cm" svg:x="7.368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ytuł 1" presentation:style-name="pr4" draw:text-style-name="P1" draw:layer="layout" svg:width="16.431cm" svg:height="6.546cm" svg:x="1.31cm" svg:y="1.803cm" presentation:class="title" presentation:placeholder="true">
          <draw:text-box/>
        </draw:frame>
        <draw:frame draw:name="Obraz 4" draw:style-name="gr4" draw:text-style-name="P3" draw:layer="layout" svg:width="11.923cm" svg:height="21.489cm" svg:x="3.564cm" svg:y="9.013cm" presentation:class="graphic">
          <draw:image xlink:href="Pictures/1000020100000366000006206BA60A5BE1A814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6.263cm" svg:height="11.136cm" svg:x="7.368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ytuł 1" presentation:style-name="pr4" draw:text-style-name="P1" draw:layer="layout" svg:width="16.431cm" svg:height="6.546cm" svg:x="1.31cm" svg:y="1.803cm" presentation:class="title" presentation:placeholder="true">
          <draw:text-box/>
        </draw:frame>
        <draw:frame draw:name="Obraz 4" draw:style-name="gr4" draw:text-style-name="P3" draw:layer="layout" svg:width="11.429cm" svg:height="21.489cm" svg:x="3.811cm" svg:y="9.013cm" presentation:class="graphic">
          <draw:image xlink:href="Pictures/10000201000002CE00000546899FC83A268AB8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6.263cm" svg:height="11.136cm" svg:x="7.368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ytuł 1" presentation:style-name="pr4" draw:text-style-name="P1" draw:layer="layout" svg:width="16.431cm" svg:height="6.546cm" svg:x="1.31cm" svg:y="1.803cm" presentation:class="title" presentation:placeholder="true">
          <draw:text-box/>
        </draw:frame>
        <draw:frame draw:name="Obraz 4" draw:style-name="gr4" draw:text-style-name="P3" draw:layer="layout" svg:width="11.433cm" svg:height="21.489cm" svg:x="3.808cm" svg:y="9.013cm" presentation:class="graphic">
          <draw:image xlink:href="Pictures/10000201000002DA0000055C23FA365712DA44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6.263cm" svg:height="11.136cm" svg:x="7.368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ytuł 1" presentation:style-name="pr4" draw:text-style-name="P1" draw:layer="layout" svg:width="16.431cm" svg:height="6.546cm" svg:x="1.31cm" svg:y="1.803cm" presentation:class="title" presentation:placeholder="true">
          <draw:text-box/>
        </draw:frame>
        <draw:frame draw:name="Obraz 4" draw:style-name="gr4" draw:text-style-name="P3" draw:layer="layout" svg:width="13.09cm" svg:height="21.489cm" svg:x="2.98cm" svg:y="9.013cm" presentation:class="graphic">
          <draw:image xlink:href="Pictures/1000020100000302000004F0C6A32E608111CE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6.263cm" svg:height="11.136cm" svg:x="7.368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ytuł 1" presentation:style-name="pr4" draw:text-style-name="P1" draw:layer="layout" svg:width="16.431cm" svg:height="6.546cm" svg:x="1.31cm" svg:y="1.803cm" presentation:class="title" presentation:placeholder="true">
          <draw:text-box/>
        </draw:frame>
        <draw:frame draw:name="Obraz 7" draw:style-name="gr4" draw:text-style-name="P3" draw:layer="layout" svg:width="11.911cm" svg:height="21.489cm" svg:x="3.569cm" svg:y="9.013cm" presentation:class="graphic">
          <draw:image xlink:href="Pictures/10000201000002B6000004E4026C633FE9336C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6.263cm" svg:height="11.136cm" svg:x="7.368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ytuł 1" presentation:style-name="pr4" draw:text-style-name="P1" draw:layer="layout" svg:width="16.431cm" svg:height="6.546cm" svg:x="1.31cm" svg:y="1.803cm" presentation:class="title" presentation:placeholder="true">
          <draw:text-box/>
        </draw:frame>
        <draw:frame draw:name="Obraz 4" draw:style-name="gr4" draw:text-style-name="P3" draw:layer="layout" svg:width="12.695cm" svg:height="21.489cm" svg:x="3.178cm" svg:y="9.013cm" presentation:class="graphic">
          <draw:image xlink:href="Pictures/10000201000002E6000004E8CE045098F5E5F6E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6.263cm" svg:height="11.136cm" svg:x="7.368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33.86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17.145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6.8000001907348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.80000019073486pt" style:font-style-asian="normal" style:font-weight-asian="normal" style:font-size-complex="6.8000001907348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33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.7999992370605pt" style:font-style-asian="normal" style:font-weight-asian="normal" style:font-size-complex="33.799999237060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5.8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.8000001907349pt" style:font-style-asian="normal" style:font-weight-asian="normal" style:font-size-complex="15.8000001907349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1.300000190734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16.431cm" svg:height="6.546cm" svg:x="1.31cm" svg:y="1.803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16.431cm" svg:height="21.488cm" svg:x="1.31cm" svg:y="9.01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4" presentation:style-name="Mpr4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5" presentation:style-name="Mpr3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16.193cm" svg:height="11.791cm" svg:x="1.429cm" svg:y="5.543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14.287cm" svg:height="8.177cm" svg:x="2.381cm" svg:y="17.788cm" presentation:class="subtitle">
        <draw:text-box>
          <text:p text:style-name="MP15"><text:span text:style-name="MT8">Click to edit Master subtitle style</text:span></text:p>
        </draw:text-box>
      </draw:frame>
      <draw:frame draw:name="Date Placeholder 3" presentation:style-name="Mpr9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4" presentation:style-name="Mpr10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5" presentation:style-name="Mpr9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1-title-Title-Slide-outline1" draw:layer="backgroundobjects" svg:width="17.144cm" svg:height="19.641cm" svg:x="0.952cm" svg:y="7.924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16.431cm" svg:height="6.546cm" svg:x="1.31cm" svg:y="1.803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16.431cm" svg:height="21.488cm" svg:x="1.31cm" svg:y="9.015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4" presentation:style-name="Mpr16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2-obj-Title-and-Content-outline1" draw:layer="backgroundobjects" svg:width="17.144cm" svg:height="19.641cm" svg:x="0.952cm" svg:y="7.924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16.431cm" svg:height="14.088cm" svg:x="1.3cm" svg:y="8.443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16.431cm" svg:height="7.408cm" svg:x="1.3cm" svg:y="22.664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4" presentation:style-name="Mpr22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16.431cm" svg:height="6.546cm" svg:x="1.31cm" svg:y="1.803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8.096cm" svg:height="21.488cm" svg:x="1.31cm" svg:y="9.015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8.096cm" svg:height="21.488cm" svg:x="9.644cm" svg:y="9.015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5" presentation:style-name="Mpr28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16.431cm" svg:height="6.546cm" svg:x="1.312cm" svg:y="1.803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8.059cm" svg:height="4.069cm" svg:x="1.312cm" svg:y="8.302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8.059cm" svg:height="18.195cm" svg:x="1.312cm" svg:y="12.371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8.099cm" svg:height="4.069cm" svg:x="9.644cm" svg:y="8.302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8.099cm" svg:height="18.195cm" svg:x="9.644cm" svg:y="12.371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7" presentation:style-name="Mpr35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16.431cm" svg:height="6.546cm" svg:x="1.31cm" svg:y="1.803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3" presentation:style-name="Mpr40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2" presentation:style-name="Mpr44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6.144cm" svg:height="7.902cm" svg:x="1.312cm" svg:y="2.258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9.644cm" svg:height="24.067cm" svg:x="8.099cm" svg:y="4.876cm" presentation:class="title">
        <draw:text-box>
          <text:list text:style-name="ML6">
            <text:list-item>
              <text:p text:style-name="MP7"><text:span text:style-name="MT5">Click to edit Master text styles</text:span><text:span text:style-name="MT5"><text:line-break/></text:span><text:span text:style-name="MT11">Second level</text:span><text:span text:style-name="MT11"><text:line-break/></text:span><text:span text:style-name="MT8">Third level</text:span><text:span text:style-name="MT8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6.144cm" svg:height="18.823cm" svg:x="1.312cm" svg:y="10.16cm" presentation:class="outline">
        <draw:text-box>
          <text:list text:style-name="ML3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5" presentation:style-name="Mpr51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6.144cm" svg:height="7.902cm" svg:x="1.312cm" svg:y="2.258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9.644cm" svg:height="24.067cm" svg:x="8.099cm" svg:y="4.876cm" presentation:class="title">
        <draw:text-box>
          <text:p/>
        </draw:text-box>
      </draw:frame>
      <draw:frame draw:name="Text Placeholder 3" presentation:style-name="Mpr56" draw:text-style-name="MP6" draw:layer="backgroundobjects" svg:width="6.144cm" svg:height="18.823cm" svg:x="1.312cm" svg:y="10.16cm" presentation:class="outline">
        <draw:text-box>
          <text:list text:style-name="ML3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5" presentation:style-name="Mpr58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16.431cm" svg:height="6.546cm" svg:x="1.31cm" svg:y="1.803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17" draw:layer="backgroundobjects" svg:width="16.431cm" svg:height="21.488cm" svg:x="1.31cm" svg:y="9.01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4" presentation:style-name="Mpr64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4.108cm" svg:height="28.7cm" svg:x="13.633cm" svg:y="1.803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17" draw:layer="backgroundobjects" svg:width="12.085cm" svg:height="28.7cm" svg:x="1.31cm" svg:y="1.803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4.286cm" svg:height="1.803cm" svg:x="1.31cm" svg:y="31.389cm" presentation:class="date-time">
        <draw:text-box>
          <text:p text:style-name="MP12"><text:span text:style-name="MT6"><text:date style:data-style-name="D1" text:date-value="2022-01-11">1/11/22</text:date></text:span></text:p>
        </draw:text-box>
      </draw:frame>
      <draw:frame draw:name="Footer Placeholder 4" presentation:style-name="Mpr70" draw:text-style-name="MP6" draw:layer="backgroundobjects" svg:width="6.429cm" svg:height="1.803cm" svg:x="6.31cm" svg:y="31.389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4.286cm" svg:height="1.803cm" svg:x="13.454cm" svg:y="31.389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ezentacja programu PowerPoint</dc:title>
    <meta:initial-creator/>
    <meta:creation-date>2022-01-11T10:07:13Z</meta:creation-date>
    <dc:date>2022-01-11T11:34:42.332743293</dc:date>
    <meta:editing-cycles>49</meta:editing-cycles>
    <meta:editing-duration>PT2M40S</meta:editing-duration>
    <meta:document-statistic meta:object-count="181"/>
  </office:meta>
</office:document-meta>
</file>